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30fedf" officeooo:paragraph-rsid="0000005d" style:font-size-asian="13pt" style:font-weight-asian="normal" style:font-size-complex="13pt" style:font-weight-complex="normal" fo:hyphenate="tru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304099" officeooo:paragraph-rsid="0000005d" style:font-size-asian="13pt" style:font-weight-asian="bold" style:font-size-complex="13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30fedf" officeooo:paragraph-rsid="0000005d" style:font-size-asian="13pt" style:font-weight-asian="bold" style:font-size-complex="13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00005d" officeooo:paragraph-rsid="0000005d" style:font-size-asian="13pt" style:font-weight-asian="bold" style:font-size-complex="13pt" style:font-weight-complex="bold" fo:hyphenate="true" fo:hyphenation-remain-char-count="2" fo:hyphenation-push-char-count="2"/>
    </style:style>
    <style:style style:name="P5" style:family="paragraph" style:parent-style-name="Standard" style:master-page-name="">
      <style:paragraph-properties fo:text-align="justify" style:justify-single-word="false" fo:hyphenation-ladder-count="no-limit" style:page-number="auto"/>
      <style:text-properties fo:font-size="13pt" style:text-underline-style="solid" style:text-underline-width="auto" style:text-underline-color="font-color" fo:font-weight="bold" officeooo:rsid="00304099" officeooo:paragraph-rsid="0000005d" style:font-size-asian="13pt" style:font-weight-asian="bold" style:font-size-complex="13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1f2dd" officeooo:paragraph-rsid="0001f2dd" style:font-size-asian="13pt" style:font-weight-asian="normal" style:font-size-complex="13pt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2f52e" officeooo:paragraph-rsid="0002f52e" style:font-size-asian="13pt" style:font-weight-asian="normal" style:font-size-complex="13pt" style:font-weight-complex="normal" fo:hyphenate="tru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46e4a" officeooo:paragraph-rsid="00046e4a" style:font-size-asian="13pt" style:font-weight-asian="normal" style:font-size-complex="13pt" style:font-weight-complex="normal" fo:hyphenate="tru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627b0" officeooo:paragraph-rsid="00046e4a" style:font-size-asian="13pt" style:font-weight-asian="normal" style:font-size-complex="13pt" style:font-weight-complex="normal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627b0" officeooo:paragraph-rsid="000627b0" style:font-size-asian="13pt" style:font-weight-asian="normal" style:font-size-complex="13pt" style:font-weight-complex="normal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78106" officeooo:paragraph-rsid="000a65b8" style:font-size-asian="13pt" style:font-weight-asian="normal" style:font-size-complex="13pt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/>
      <style:text-properties fo:font-size="13pt" style:text-underline-style="none" fo:font-weight="normal" officeooo:rsid="000b43f5" officeooo:paragraph-rsid="000b43f5" style:font-size-asian="13pt" style:font-weight-asian="normal" style:font-size-complex="13pt" style:font-weight-complex="normal" fo:hyphenate="tru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fo:font-size="13pt" style:text-underline-style="solid" style:text-underline-width="auto" style:text-underline-color="font-color" fo:font-weight="bold" officeooo:rsid="0000005d" officeooo:paragraph-rsid="0000005d" style:font-size-asian="13pt" style:font-weight-asian="bold" style:font-size-complex="13pt" style:font-weight-complex="bold" fo:hyphenate="true" fo:hyphenation-remain-char-count="2" fo:hyphenation-push-char-count="2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2f52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f52e" style:font-style-asian="normal" style:font-style-complex="normal"/>
    </style:style>
    <style:style style:name="T7" style:family="text">
      <style:text-properties fo:font-style="normal" officeooo:rsid="00046e4a" style:font-style-asian="normal" style:font-style-complex="normal"/>
    </style:style>
    <style:style style:name="T8" style:family="text">
      <style:text-properties officeooo:rsid="0008c300"/>
    </style:style>
    <style:style style:name="T9" style:family="text">
      <style:text-properties officeooo:rsid="000c3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 300 – Métodos Numéricos de Álgebra Linear</text:p>
      <text:p text:style-name="P2">Nome<text:span text:style-name="T1">:</text:span><text:span text:style-name="T2"> Vítor Kei Taira Tamada</text:span></text:p>
      <text:p text:style-name="P3">NUSP<text:span text:style-name="T1">:</text:span><text:span text:style-name="T2"> 8516250</text:span></text:p>
      <text:p text:style-name="P1">Exercício-programa 2 – Métodos iterativos para sistemas lineares: Gradientes Conjugados</text:p>
      <text:p text:style-name="P1"/>
      <text:p text:style-name="P4">Relatório</text:p>
      <text:p text:style-name="P4"/>
      <text:p text:style-name="P6">Inicialmente, estudei o material indicado no enunciado. Entretando, ele aparentou ser meio escasso para mim, logo, li o mesmo conteúdo no livro <text:span text:style-name="T3">Fundamentals of Matrix Computations, </text:span><text:span text:style-name="T4">Second Edition</text:span><text:span text:style-name="T6">, de </text:span><text:span text:style-name="T4">David S. Watkins</text:span><text:span text:style-name="T6">. Enquanto lia, anotei o que entendi e aprendi na outra parte do relatório que acompanha este (Resumo – Gradientes Conjugados), escrevendo com minhas próprias palavras.</text:span></text:p>
      <text:p text:style-name="P7"/>
      <text:p text:style-name="P7"><text:span text:style-name="T5">Após finalizar a leitura do assunto nos dois livros, comecei a digitar o código, sempre pesquisando as pequenas falhas técnicas e perguntando as dúvidas mais conceituais e de esclarecimento do enunciado.</text:span></text:p>
      <text:p text:style-name="P7"/>
      <text:p text:style-name="P7"><text:span text:style-name="T5">Ao fim, apesar de o programa não estar funcionando perfeitamente, uma boa parte aparenta não ter </text:span><text:span text:style-name="T7">grandes erros.</text:span></text:p>
      <text:p text:style-name="P4"/>
      <text:p text:style-name="P8">Testes com matrizes menores e de resultados conhecidos mostraram-se incorretos enquanto exemplos um pouco maiores retornaram a resposta correta (a1.dat do EP1, por exemplo). Não foi possível rodar o programa com as outras matrizes exemplos do EP1 (a2.dat, a3.dat, …) por serem muito grandes e não esparsas. Isso decorre do fato de a matriz esparsa ser armazenada em uma lista ligada no programa que acompanha este relatório.</text:p>
      <text:p text:style-name="P9"/>
      <text:p text:style-name="P10">Por outro lado, o programa parece ter retornado a resposta certa com o exemplo do capítulo 38 do livro indicado pelo enunciado. Um problema detectado é de que o programa não indica que houve convergência apesar de isso ter ocorrido. No caso do arquivo exemplo, 01.dat que acompanha este relatório, a convergência ocorre na quarta iteração.</text:p>
      <text:p text:style-name="P10"/>
      <text:p text:style-name="P11">O programa ex38.c que acompanha este relatório é um gerador de matrizes que seguem as condições do exemplo 38 do livro indicado pelo enunciado, <text:span text:style-name="T9">exceto pelo fato de que o usuário pode escolher o tamanho da matriz que será criada, não se restringindo ao 500x500 dados do exemplo.</text:span> <text:span text:style-name="T8">O tamanho máximo que as matrizes podem ter é de 1000.</text:span></text:p>
      <text:p text:style-name="P11"/>
      <text:p text:style-name="P12">Não consegui gerar matrizes que fossem “bem grandes”, esparsas e definidas positivas a tempo de entregar o programa, logo, os testes permaneceram com as matrizes que já estavam disponíveis anteriormente (as do EP1 que, como era de se esperar, não foram resolvidas já que não são esparsas) e as que seguem as condições do exemplo 38 mencionado anterior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20:45:13.992263560</meta:creation-date>
    <dc:date>2015-11-02T21:24:57.214557818</dc:date>
    <meta:editing-duration>PT25M5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369" meta:character-count="2331" meta:non-whitespace-character-count="1971"/>
  </office:meta>
</office:document-meta>
</file>